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bottom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1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Heading_20_1">
      <style:paragraph-properties fo:text-align="start" style:justify-single-word="false"/>
    </style:style>
    <style:style style:name="P14" style:family="paragraph" style:parent-style-name="Heading_20_2">
      <style:paragraph-properties fo:text-align="start" style:justify-single-word="false"/>
    </style:style>
    <style:style style:name="P15" style:family="paragraph" style:parent-style-name="Subtitle">
      <style:paragraph-properties fo:text-align="center" style:justify-single-word="false"/>
    </style:style>
    <style:style style:name="P16" style:family="paragraph" style:parent-style-name="Standard">
      <style:text-properties fo:font-style="italic" style:font-style-asian="italic"/>
    </style:style>
    <style:style style:name="P17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18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19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1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22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weight="bold" style:font-weight-asian="bold"/>
    </style:style>
    <style:style style:name="T7" style:family="text">
      <style:text-properties fo:font-style="italic" style:font-style-asian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cwuvn3ny1gac"/>Rapport<text:span text:style-name="T1"> </text:span>d’intervention</text:p>
      <text:p text:style-name="P2"/>
      <text:p text:style-name="P15"><text:bookmark text:name="_x2q7u333p8ft"/>NOM_DU_CLIENT</text:p>
      <text:p text:style-name="P3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4">I - Comparatif avant et après optimisation</text:span></text:a><text:span text:style-name="T4"><text:tab/>2</text:span></text:p>
          <text:p text:style-name="P7"><text:a xlink:type="simple" xlink:href="#_75j88ale97cb" text:style-name="Index_20_Link" text:visited-style-name="Index_20_Link"><text:span text:style-name="T4">II - Détails des optimisations effectuées</text:span></text:a><text:span text:style-name="T4"><text:tab/>2</text:span></text:p>
          <text:p text:style-name="P11"><text:a xlink:type="simple" xlink:href="#_uxfyskso5n4s" text:style-name="Index_20_Link" text:visited-style-name="Index_20_Link"><text:span text:style-name="T5">1 - Les images</text:span></text:a><text:span text:style-name="T5"><text:tab/>2</text:span></text:p>
          <text:p text:style-name="P11"><text:a xlink:type="simple" xlink:href="#_xkbpxkl6umhk" text:style-name="Index_20_Link" text:visited-style-name="Index_20_Link"><text:span text:style-name="T5">2 - …</text:span></text:a><text:span text:style-name="T5"><text:tab/>2</text:span></text:p>
          <text:p text:style-name="P7"><text:a xlink:type="simple" xlink:href="#_r7gkf09frlj5" text:style-name="Index_20_Link" text:visited-style-name="Index_20_Link"><text:span text:style-name="T4">III - Accessibilité du site</text:span></text:a><text:span text:style-name="T4"><text:tab/>2</text:span></text:p>
          <text:p text:style-name="P7"><text:a xlink:type="simple" xlink:href="#_s89pup9bbtic" text:style-name="Index_20_Link" text:visited-style-name="Index_20_Link"><text:span text:style-name="T4">IV - Détails de réalisation</text:span></text:a><text:a xlink:type="simple" xlink:href="#_s89pup9bbtic" text:style-name="Index_20_Link" text:visited-style-name="Index_20_Link"><text:span text:style-name="T6">s</text:span></text:a><text:a xlink:type="simple" xlink:href="#_s89pup9bbtic" text:style-name="Index_20_Link" text:visited-style-name="Index_20_Link"><text:span text:style-name="T4"> additionnelles à la demande du client</text:span></text:a><text:span text:style-name="T4"><text:tab/>2</text:span></text:p>
          <text:p text:style-name="P11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4">Annexe</text:span></text:a><text:span text:style-name="T4"><text:tab/>3</text:span></text:p>
          <text:p text:style-name="P12"><text:a xlink:type="simple" xlink:href="#_3m019n8dyixe" text:style-name="Index_20_Link" text:visited-style-name="Index_20_Link"><text:span text:style-name="T5">Rapport complet de l’audit Lighthouse</text:span></text:a><text:span text:style-name="T5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3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5">[<text:span text:style-name="T7">Insérer ici une capture des scores Lighthouse avant optimisation</text:span><text:span text:style-name="T2">]</text:span></text:p>
      <text:p text:style-name="Heading_20_2"><text:bookmark text:name="_2639sr7sbrhx"/>Score Lighthouse après optimisation</text:p>
      <text:p text:style-name="Standard">[<text:span text:style-name="T7">Insérer ici une capture des scores Lighthouse après optimisation</text:span>]</text:p>
      <text:p text:style-name="P21"><text:bookmark text:name="_75j88ale97cb"/>II - Détails des optimisations et interventions effectuées</text:p>
      <text:p text:style-name="P14"><text:bookmark text:name="_uxfyskso5n4s"/><text:span text:style-name="T1">1 - Les </text:span>i<text:span text:style-name="T1">mages</text:span></text:p>
      <text:p text:style-name="P5"><text:span text:style-name="T2">Le projet comporte origin</text:span>el<text:span text:style-name="T2">lement </text:span><text:span text:style-name="T3">XX</text:span><text:span text:style-name="T2"> images pour un poids total de </text:span><text:span text:style-name="T3">XX </text:span><text:span text:style-name="T2">MB. Nous avons effectué les modifications suivantes aux images</text:span> <text:span text:style-name="T2">:</text:span></text:p>
      <text:list xml:id="list696288012306720298" text:style-name="WWNum1">
        <text:list-item>
          <text:p text:style-name="P20">…</text:p>
        </text:list-item>
        <text:list-item>
          <text:p text:style-name="P20">…</text:p>
        </text:list-item>
        <text:list-item>
          <text:p text:style-name="P20">…</text:p>
        </text:list-item>
      </text:list>
      <text:p text:style-name="P5"><text:span text:style-name="T2">Après les modifications, le poids total des images est de </text:span><text:span text:style-name="T3">XX </text:span><text:span text:style-name="T2">MB, soit un gain de </text:span><text:span text:style-name="T3">XX </text:span>%.</text:p>
      <text:p text:style-name="P8"><text:bookmark text:name="_xkbpxkl6umhk"/>2 - …</text:p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P16">[Insérer une capture de la page du site avec l’extension Wave avant optimisation]</text:p>
      <text:p text:style-name="Standard"/>
      <text:p text:style-name="Heading_20_2"><text:bookmark text:name="_ps60efz3wq9e"/>Accessibilité après optimisation</text:p>
      <text:p text:style-name="P16">[Insérer une capture de la page du site avec l’extension Wave après optimisation]</text:p>
      <text:p text:style-name="Standard"/>
      <text:p text:style-name="Heading_20_2"><text:bookmark text:name="_2un6chr8bug1"/>Modifications effectuées</text:p>
      <text:p text:style-name="P16">[Lister les modifications faites pour valider l’accessibilité]</text:p>
      <text:p text:style-name="P13"><text:bookmark text:name="_s89pup9bbtic"/><text:soft-page-break/>I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7">ID</text:p>
          </table:table-cell>
          <table:table-cell table:style-name="Table1.A1" office:value-type="string">
            <text:p text:style-name="P17">Action</text:p>
          </table:table-cell>
          <table:table-cell table:style-name="Table1.A1" office:value-type="string">
            <text:p text:style-name="P17">Résultat initial</text:p>
          </table:table-cell>
          <table:table-cell table:style-name="Table1.A1" office:value-type="string">
            <text:p text:style-name="P17">Résultat attendu</text:p>
          </table:table-cell>
          <table:table-cell table:style-name="Table1.A1" office:value-type="string">
            <text:p text:style-name="P17">Statut</text:p>
          </table:table-cell>
          <table:table-cell table:style-name="Table1.A1" office:value-type="string">
            <text:p text:style-name="P17">Remarques et commentaires</text:p>
          </table:table-cell>
        </table:table-row>
        <table:table-row table:style-name="Table1.2"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À faire / Résolu</text:p>
          </table:table-cell>
          <table:table-cell table:style-name="Table1.A2" office:value-type="string">
            <text:p text:style-name="P10"/>
          </table:table-cell>
        </table:table-row>
        <table:table-row table:style-name="Table1.3"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document-statistic meta:table-count="1" meta:image-count="0" meta:object-count="0" meta:page-count="3" meta:paragraph-count="48" meta:word-count="248" meta:character-count="1468"/>
  </office:meta>
</office:document-meta>
</file>